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96pt" style:font-size-asian="96pt" style:font-size-complex="96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4.2cm" svg:height="4.082cm" svg:x="0.6cm" svg:y="6.518cm" presentation:class="title" presentation:user-transformed="true">
          <draw:text-box>
            <text:p text:style-name="P1"><text:span text:style-name="T1">Descansarei</text:span></text:p>
          </draw:text-box>
        </draw:frame>
        <draw:frame draw:name="Subtítulo 2" presentation:style-name="pr2" draw:text-style-name="P4" draw:layer="layout" svg:width="17.779cm" svg:height="4.867cm" svg:x="3.81cm" svg:y="10.133cm" presentation:class="subtitle" presentation:user-transformed="true">
          <draw:text-box>
            <text:p text:style-name="P3"><text:span text:style-name="T2">Jotta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bre-me&#10;Com Tuas mãos&#10;Com poder&#10;Vem me esconder, Senhor" draw:style-name="dp1" draw:master-page-name="Somente_20_título" presentation:presentation-page-layout-name="AL2T19">
        <draw:frame draw:name="Título 3" presentation:style-name="pr4" draw:text-style-name="P7" draw:layer="layout" svg:width="22.859cm" svg:height="17.096cm" svg:x="1.27cm" svg:y="0.763cm" presentation:class="title" presentation:user-transformed="true">
          <draw:text-box>
            <text:p text:style-name="P6"><text:span text:style-name="T3">Cobre-me</text:span><text:span text:style-name="T3"><text:line-break/></text:span><text:span text:style-name="T3">Com Tuas mãos</text:span><text:span text:style-name="T3"><text:line-break/></text:span><text:span text:style-name="T3">Com poder</text:span><text:span text:style-name="T3"><text:line-break/></text:span><text:span text:style-name="T3">Vem me esconder,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2T19">
        <draw:frame draw:name="Título 3" presentation:style-name="pr4" draw:text-style-name="P7" draw:layer="layout" svg:width="24.209cm" svg:height="17.492cm" svg:x="0.794cm" svg:y="0.763cm" presentation:class="title" presentation:user-transformed="true">
          <draw:text-box>
            <text:p text:style-name="P6"><text:span text:style-name="T3">Se o trovão e o mar se erguendo vêm </text:span><text:span text:style-name="T3"><text:line-break/></text:span><text:span text:style-name="T3">Sobre a tempestade eu voarei </text:span><text:span text:style-name="T3"><text:line-break/></text:span><text:span text:style-name="T3">Sobre as águas Tu também és Rei Descansarei, pois sei que és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h‘alma está&#10;Segura em Ti&#10;Sabes bem&#10;Que em Cristo firme estou" draw:style-name="dp1" draw:master-page-name="Somente_20_título" presentation:presentation-page-layout-name="AL2T19">
        <draw:frame draw:name="Título 3" presentation:style-name="pr4" draw:text-style-name="P7" draw:layer="layout" svg:width="22.859cm" svg:height="17.096cm" svg:x="1.27cm" svg:y="0.763cm" presentation:class="title" presentation:user-transformed="true">
          <draw:text-box>
            <text:p text:style-name="P6"><text:span text:style-name="T3">Minh‘alma está</text:span><text:span text:style-name="T3"><text:line-break/></text:span><text:span text:style-name="T3">Segura em Ti</text:span><text:span text:style-name="T3"><text:line-break/></text:span><text:span text:style-name="T3">Sabes bem</text:span><text:span text:style-name="T3"><text:line-break/></text:span><text:span text:style-name="T3">Que em Cristo firme est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2T19">
        <draw:frame draw:name="Título 3" presentation:style-name="pr4" draw:text-style-name="P7" draw:layer="layout" svg:width="25.002cm" svg:height="17.889cm" svg:x="0.397cm" svg:y="0.763cm" presentation:class="title" presentation:user-transformed="true">
          <draw:text-box>
            <text:p text:style-name="P6"><text:span text:style-name="T3">Se o trovão e o mar se erguendo vêm </text:span><text:span text:style-name="T3"><text:line-break/></text:span><text:span text:style-name="T3">Sobre a tempestade eu voarei </text:span><text:span text:style-name="T3"><text:line-break/></text:span><text:span text:style-name="T3">Sobre as águas Tu também és Rei Descansarei, pois sei que és Deus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h‘alma está&#10;Segura em Ti&#10;Sabes bem&#10;Que em Cristo firme estou" draw:style-name="dp1" draw:master-page-name="Somente_20_título" presentation:presentation-page-layout-name="AL2T19">
        <draw:frame draw:name="Título 3" presentation:style-name="pr4" draw:text-style-name="P8" draw:layer="layout" svg:width="23.534cm" svg:height="17.492cm" svg:x="1.27cm" svg:y="0.763cm" presentation:class="title" presentation:user-transformed="true">
          <draw:text-box>
            <text:p text:style-name="P6"><text:span text:style-name="T3">Minh‘alma está</text:span><text:span text:style-name="T3"><text:line-break/></text:span><text:span text:style-name="T3">Segura em Ti</text:span><text:span text:style-name="T3"><text:line-break/></text:span><text:span text:style-name="T3">Sabes bem</text:span><text:span text:style-name="T3"><text:line-break/></text:span><text:span text:style-name="T3">Que em Cristo firme est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2T19">
        <draw:frame draw:name="Título 3" presentation:style-name="pr4" draw:text-style-name="P8" draw:layer="layout" svg:width="24.605cm" svg:height="17.889cm" svg:x="0.397cm" svg:y="0.763cm" presentation:class="title" presentation:user-transformed="true">
          <draw:text-box>
            <text:p text:style-name="P6"><text:span text:style-name="T3">Se o trovão e o mar se erguendo vêm </text:span><text:span text:style-name="T3"><text:line-break/></text:span><text:span text:style-name="T3">Sobre a tempestade eu voarei </text:span><text:span text:style-name="T3"><text:line-break/></text:span><text:span text:style-name="T3">Sobre as águas Tu também és Rei Descansarei, pois sei que és Deus 3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cansarei, pois sei que és Deus !" draw:style-name="dp1" draw:master-page-name="Somente_20_título" presentation:presentation-page-layout-name="AL2T19">
        <draw:frame draw:name="Título 3" presentation:style-name="pr4" draw:text-style-name="P8" draw:layer="layout" svg:width="24.605cm" svg:height="17.889cm" svg:x="0.397cm" svg:y="0.763cm" presentation:class="title" presentation:user-transformed="true">
          <draw:text-box>
            <text:p text:style-name="P6"><text:span text:style-name="T3">Descansarei, pois sei que és Deus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3" presentation:style-name="Mpr6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scansarei</dc:title>
    <meta:initial-creator>IVANILTO</meta:initial-creator>
    <meta:editing-cycles>3</meta:editing-cycles>
    <meta:creation-date>2016-12-19T16:20:50</meta:creation-date>
    <dc:date>2017-01-07T11:36:22.671662046</dc:date>
    <meta:editing-duration>PT11M58S</meta:editing-duration>
    <meta:generator>LibreOffice/5.2.4.2.1$Linux_X86_64 LibreOffice_project/20m0$Build-2</meta:generator>
    <meta:document-statistic meta:object-count="5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